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b0f0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1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REFIN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erence divide by 2 (1 to enable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erence divide by 2 (1 to enable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pfd</text:p>
          </table:table-cell>
          <table:table-cell table:formula="of:=[.B1]*((1+([.B2]=1))/([.B3]*(1+([.B4]=1))))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formula="of:=[.G1]*((1+([.G2]=1))/([.G3]*(1+([.G4]=1))))"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3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style-name="ce3" office:value-type="float" office:value="2500" calcext:value-type="float">
            <text:p>2500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F Divider</text:p>
          </table:table-cell>
          <table:table-cell table:style-name="ce3" office:value-type="float" office:value="2" calcext:value-type="float">
            <text:p>2</text:p>
          </table:table-cell>
          <table:table-cell table:style-name="ce15" table:formula="of:=IF(IF(([.B9]=1)+([.B9]=2)+([.B9]=4)+([.B9]=8)+([.B9]=16)+([.B9]=32)+([.B9]=64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5" table:formula="of:=IF(IF(([.G9]=1)+([.G9]=2)+([.G9]=4)+([.G9]=8)+([.G9]=16)+([.G9]=32)+([.G9]=64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CO</text:p>
          </table:table-cell>
          <table:table-cell table:style-name="ce11" table:formula="of:=[.B8]*[.B9]" office:value-type="float" office:value="4225.6" calcext:value-type="float">
            <text:p>4225.6</text:p>
          </table:table-cell>
          <table:table-cell table:style-name="ce15" table:formula="of:=IF(IF(((IF(([.B11] &lt; 3000);0;1))*(IF(([.B11] &gt; 6000);0;1)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11" table:formula="of:=[.G8]*[.G9]" office:value-type="float" office:value="2500" calcext:value-type="float">
            <text:p>2500</text:p>
          </table:table-cell>
          <table:table-cell table:style-name="ce15" table:formula="of:=IF(IF(((IF(([.G11] &lt; 3000);0;1))*(IF(([.G11] &gt; 6000);0;1)));TRUE());TRUE(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2" table:formula="of:=[.B11]/[.B6]" office:value-type="float" office:value="422.56" calcext:value-type="float">
            <text:p>422.56</text:p>
          </table:table-cell>
          <table:table-cell table:number-columns-repeated="4"/>
          <table:table-cell table:style-name="ce12" table:formula="of:=[.G11]/[.G6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11" table:formula="of:=ROUNDDOWN([.B12];0)" office:value-type="float" office:value="422" calcext:value-type="float">
            <text:p>422</text:p>
          </table:table-cell>
          <table:table-cell table:style-name="ce15" table:formula="of:=(IF((([.B13]&gt;22)*([.B13]&lt;32768)*([.B5]=0))+(([.B13]&gt;74)*([.B13]&lt;65536)*([.B5]=1));TRUE()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11" table:formula="of:=ROUNDDOWN([.G12];0)" office:value-type="float" office:value="50" calcext:value-type="float">
            <text:p>50</text:p>
          </table:table-cell>
          <table:table-cell table:style-name="ce15" table:formula="of:=(IF((([.G13]&gt;22)*([.G13]&lt;32768)*([.G5]=0))+(([.G13]&gt;74)*([.G13]&lt;65536)*([.G5]=1));TRUE(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OD raw</text:p>
          </table:table-cell>
          <table:table-cell table:formula="of:=ROUNDDOWN(([.B6]*1000)/([.B10]/[.B9]);0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FRAC raw</text:p>
          </table:table-cell>
          <table:table-cell table:formula="of:=ROUNDDOWN(((([.B12]-[.B13])*[.B14])+0.5);0)" office:value-type="float" office:value="56" calcext:value-type="float">
            <text:p>56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MOD after RF</text:p>
          </table:table-cell>
          <table:table-cell table:formula="of:=[.B14]*[.B9]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FRAC after RF</text:p>
          </table:table-cell>
          <table:table-cell table:formula="of:=[.B15]*[.B9]" office:value-type="float" office:value="112" calcext:value-type="float">
            <text:p>112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1">
          <table:table-cell table:style-name="ce1" office:value-type="string" calcext:value-type="string">
            <text:p>GCD raw</text:p>
          </table:table-cell>
          <table:table-cell table:formula="of:=GCD([.B14];[.B15])" office:value-type="float" office:value="4" calcext:value-type="float">
            <text:p>4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GCD after RF</text:p>
          </table:table-cell>
          <table:table-cell table:formula="of:=GCD([.B16:.B17])" office:value-type="float" office:value="8" calcext:value-type="float">
            <text:p>8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MOD Step</text:p>
          </table:table-cell>
          <table:table-cell table:formula="of:=([.B6]/[.B9]/[.B21])*1000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3"/>
          <table:table-cell table:style-name="ce14" table:formula="of:=([.G6]/[.G9]/[.G21])*1000" office:value-type="float" office:value="25000" calcext:value-type="float">
            <text:p>25000</text:p>
          </table:table-cell>
          <table:table-cell office:value-type="string" calcext:value-type="string">
            <text:p>k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OD</text:p>
          </table:table-cell>
          <table:table-cell table:style-name="ce13" table:formula="of:=[.B16]/[.B19]" office:value-type="float" office:value="25" calcext:value-type="float">
            <text:p>25</text:p>
          </table:table-cell>
          <table:table-cell table:style-name="ce15" table:formula="of:=IF(IF(((IF(([.B21] &lt; 2);0;1))*(IF(([.B21] &gt; 4095);0;1)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15" table:formula="of:=IF(IF(((IF(([.G21] &lt; 2);0;1))*(IF(([.G21] &gt; 4095);0;1)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style-name="ce13" table:formula="of:=[.B17]/[.B19]" office:value-type="float" office:value="14" calcext:value-type="float">
            <text:p>14</text:p>
          </table:table-cell>
          <table:table-cell table:style-name="ce15" table:formula="of:=IF(IF(((IF(([.B22] &lt; 0);0;1))*(IF(([.B22] &gt; 4095);0;1)))*(IF(([.B22] &gt;= [.B21]);0;1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5" table:formula="of:=IF(IF(((IF(([.G22] &lt; 0);0;1))*(IF(([.G22] &gt; 4095);0;1)))*(IF(([.G22] &gt;= [.G21]);0;1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ual Frequency</text:p>
          </table:table-cell>
          <table:table-cell table:formula="of:=(([.B6]*[.B13])+([.B22]*([.B6]/[.B21])))/[.B9]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formula="of:=(([.G6]*[.G13])+([.G22]*([.G6]/[.G21])))/[.G9]" office:value-type="float" office:value="2500" calcext:value-type="float">
            <text:p>2500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equency Error</text:p>
          </table:table-cell>
          <table:table-cell table:formula="of:=([.B23]-[.B8])*(10^6)" office:value-type="float" office:value="0" calcext:value-type="float">
            <text:p>0</text:p>
          </table:table-cell>
          <table:table-cell office:value-type="string" calcext:value-type="string">
            <text:p>Hz</text:p>
          </table:table-cell>
          <table:table-cell table:number-columns-repeated="3"/>
          <table:table-cell table:formula="of:=([.G23]-[.G8])*(10^6)" office:value-type="float" office:value="0" calcext:value-type="float">
            <text:p>0</text:p>
          </table:table-cell>
          <table:table-cell office:value-type="string" calcext:value-type="string">
            <text:p>Hz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3-30T12:22:24</meta:creation-date>
    <meta:initial-creator>Bryce</meta:initial-creator>
    <dc:language>en-AU</dc:language>
    <dc:date>2023-12-16T16:41:18.384000000</dc:date>
    <meta:editing-cycles>24</meta:editing-cycles>
    <meta:editing-duration>PT1H32M17S</meta:editing-duration>
    <meta:generator>LibreOffice/7.4.5.1$Windows_X86_64 LibreOffice_project/9c0871452b3918c1019dde9bfac75448afc4b57f</meta:generator>
    <meta:document-statistic meta:table-count="1" meta:cell-count="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